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Kleinbuchstaben</text:p>
          </table:table-cell>
          <table:table-cell office:value-type="string" calcext:value-type="string">
            <text:p>Großbuchstab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1638" calcext:value-type="float">
            <text:p>1638</text:p>
          </table:table-cell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ite 2/3</text:p>
          </table:table-cell>
          <table:table-cell table:formula="of:=[.B6]*2/3" office:value-type="float" office:value="1092" calcext:value-type="float">
            <text:p>1092</text:p>
          </table:table-cell>
          <table:table-cell table:formula="of:=[.C6]*2/3" office:value-type="float" office:value="1228.66666666667" calcext:value-type="float">
            <text:p>1228,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z lange u. Kurze Breite</text:p>
          </table:table-cell>
          <table:table-cell table:formula="of:=[.B6]-[.B7]" office:value-type="float" office:value="546" calcext:value-type="float">
            <text:p>546</text:p>
          </table:table-cell>
          <table:table-cell table:formula="of:=[.C6]-[.C7]" office:value-type="float" office:value="614.333333333333" calcext:value-type="float">
            <text:p>614,33333333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-Koordinate Breite rechts</text:p>
          </table:table-cell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e Koordinate</text:p>
          </table:table-cell>
          <table:table-cell table:formula="of:=[.B10]-[.B8]"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-Koordinate Breite links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e Koordinate</text:p>
          </table:table-cell>
          <table:table-cell table:formula="of:=[.B13]+[.B8]"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aktor Klein/Groß</text:p>
          </table:table-cell>
          <table:table-cell table:formula="of:=[.C6]/[.B6]" office:value-type="float" office:value="1.12515262515263" calcext:value-type="float">
            <text:p>1,1251526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8:35:35.349073000</meta:creation-date>
    <dc:date>2014-10-04T18:55:33.504332000</dc:date>
    <meta:editing-duration>PT16M17S</meta:editing-duration>
    <meta:editing-cycles>3</meta:editing-cycles>
    <meta:generator>LibreOffice/4.2.6.3$MacOSX_x86 LibreOffice_project/3fd416d4c6db7d3204c17ce57a1d70f6e531ee21</meta:generator>
    <meta:document-statistic meta:table-count="1" meta:cell-count="21" meta:object-count="0"/>
  </office:meta>
</office:document-meta>
</file>